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404040" style:font-name="Arial1" fo:letter-spacing="normal" fo:font-style="normal"/>
    </style:style>
    <style:style style:name="T2" style:family="text">
      <style:text-properties fo:font-variant="normal" fo:text-transform="none" fo:color="#404040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tme.eu/pl/details/of-lm002-3b580/diody-led-mocy-biale-cob/optoflash/" office:target-frame-name="_blank" xlink:show="new" text:style-name="Internet_20_link" text:visited-style-name="Visited_20_Internet_20_Link"><text:span text:style-name="T1">OF-LM002-3B58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19T18:50:06.43</meta:creation-date>
    <dc:date>2017-01-20T11:33:38.92</dc:date>
    <meta:editing-duration>PT16H25M19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1" meta:word-count="1" meta:character-count="14"/>
  </office:meta>
</office:document-meta>
</file>